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f8db" officeooo:paragraph-rsid="001af8db"/>
    </style:style>
    <style:style style:name="P2" style:family="paragraph" style:parent-style-name="Standard">
      <style:text-properties officeooo:rsid="001af8db" officeooo:paragraph-rsid="001d39f9"/>
    </style:style>
    <style:style style:name="P3" style:family="paragraph" style:parent-style-name="Standard">
      <style:text-properties officeooo:rsid="001af8db" officeooo:paragraph-rsid="001ff30c"/>
    </style:style>
    <style:style style:name="P4" style:family="paragraph" style:parent-style-name="Standard">
      <style:text-properties officeooo:rsid="001af8db" officeooo:paragraph-rsid="00217e91"/>
    </style:style>
    <style:style style:name="P5" style:family="paragraph" style:parent-style-name="Standard">
      <style:text-properties officeooo:rsid="001af8db" officeooo:paragraph-rsid="00218d9f"/>
    </style:style>
    <style:style style:name="P6" style:family="paragraph" style:parent-style-name="Standard">
      <style:text-properties officeooo:rsid="001af8db" officeooo:paragraph-rsid="00228fed"/>
    </style:style>
    <style:style style:name="P7" style:family="paragraph" style:parent-style-name="Standard">
      <style:text-properties officeooo:rsid="001af8db" officeooo:paragraph-rsid="0024d0e6"/>
    </style:style>
    <style:style style:name="P8" style:family="paragraph" style:parent-style-name="Standard">
      <style:text-properties officeooo:rsid="001af8db" officeooo:paragraph-rsid="002652de"/>
    </style:style>
    <style:style style:name="P9" style:family="paragraph" style:parent-style-name="Standard">
      <style:text-properties officeooo:rsid="001af8db" officeooo:paragraph-rsid="0027440b"/>
    </style:style>
    <style:style style:name="P10" style:family="paragraph" style:parent-style-name="Standard">
      <style:text-properties officeooo:rsid="001af8db" officeooo:paragraph-rsid="00275bbd"/>
    </style:style>
    <style:style style:name="P11" style:family="paragraph" style:parent-style-name="Standard">
      <style:text-properties officeooo:rsid="001af8db" officeooo:paragraph-rsid="0028c7b7"/>
    </style:style>
    <style:style style:name="P12" style:family="paragraph" style:parent-style-name="Standard">
      <style:text-properties officeooo:rsid="001af8db" officeooo:paragraph-rsid="002ab9ca"/>
    </style:style>
    <style:style style:name="P13" style:family="paragraph" style:parent-style-name="Standard">
      <style:text-properties officeooo:rsid="001af8db" officeooo:paragraph-rsid="002c71e1"/>
    </style:style>
    <style:style style:name="P14" style:family="paragraph" style:parent-style-name="Standard">
      <style:text-properties officeooo:rsid="001af8db" officeooo:paragraph-rsid="002d05d4"/>
    </style:style>
    <style:style style:name="P15" style:family="paragraph" style:parent-style-name="Standard">
      <style:text-properties officeooo:rsid="001af8db" officeooo:paragraph-rsid="002d83de"/>
    </style:style>
    <style:style style:name="P16" style:family="paragraph" style:parent-style-name="Standard">
      <style:text-properties officeooo:rsid="001af8db" officeooo:paragraph-rsid="002ef863"/>
    </style:style>
    <style:style style:name="P17" style:family="paragraph" style:parent-style-name="Standard">
      <style:text-properties officeooo:rsid="001af8db" officeooo:paragraph-rsid="003027a8"/>
    </style:style>
    <style:style style:name="P18" style:family="paragraph" style:parent-style-name="Standard">
      <style:text-properties officeooo:rsid="001af8db" officeooo:paragraph-rsid="0031b1bc"/>
    </style:style>
    <style:style style:name="P19" style:family="paragraph" style:parent-style-name="Standard">
      <style:text-properties officeooo:rsid="00091584" officeooo:paragraph-rsid="001af8db"/>
    </style:style>
    <style:style style:name="P20" style:family="paragraph" style:parent-style-name="Standard">
      <style:text-properties officeooo:rsid="00091584" officeooo:paragraph-rsid="001b6a72"/>
    </style:style>
    <style:style style:name="P21" style:family="paragraph" style:parent-style-name="Standard">
      <style:text-properties officeooo:rsid="00091584" officeooo:paragraph-rsid="001ccc54"/>
    </style:style>
    <style:style style:name="P22" style:family="paragraph" style:parent-style-name="Standard">
      <style:text-properties officeooo:rsid="00091584" officeooo:paragraph-rsid="001d39f9"/>
    </style:style>
    <style:style style:name="P23" style:family="paragraph" style:parent-style-name="Standard">
      <style:text-properties officeooo:rsid="00091584" officeooo:paragraph-rsid="001ea960"/>
    </style:style>
    <style:style style:name="P24" style:family="paragraph" style:parent-style-name="Standard">
      <style:text-properties officeooo:rsid="00091584" officeooo:paragraph-rsid="001eec26"/>
    </style:style>
    <style:style style:name="P25" style:family="paragraph" style:parent-style-name="Standard">
      <style:text-properties officeooo:rsid="00091584" officeooo:paragraph-rsid="001ff30c"/>
    </style:style>
    <style:style style:name="P26" style:family="paragraph" style:parent-style-name="Standard">
      <style:text-properties officeooo:rsid="00091584" officeooo:paragraph-rsid="00217e91"/>
    </style:style>
    <style:style style:name="P27" style:family="paragraph" style:parent-style-name="Standard">
      <style:text-properties officeooo:rsid="00091584" officeooo:paragraph-rsid="00336cac"/>
    </style:style>
    <style:style style:name="P28" style:family="paragraph" style:parent-style-name="Standard">
      <style:text-properties officeooo:rsid="00091584" officeooo:paragraph-rsid="0034b0b2"/>
    </style:style>
    <style:style style:name="P29" style:family="paragraph" style:parent-style-name="Standard">
      <style:text-properties officeooo:rsid="00091584" officeooo:paragraph-rsid="0035bcf5"/>
    </style:style>
    <style:style style:name="P30" style:family="paragraph" style:parent-style-name="Standard">
      <style:text-properties officeooo:rsid="00091584" officeooo:paragraph-rsid="0037b7b2"/>
    </style:style>
    <style:style style:name="P31" style:family="paragraph" style:parent-style-name="Standard">
      <style:text-properties officeooo:rsid="00091584" officeooo:paragraph-rsid="003975b6"/>
    </style:style>
    <style:style style:name="P32" style:family="paragraph" style:parent-style-name="Standard">
      <style:text-properties officeooo:rsid="00091584" officeooo:paragraph-rsid="003a9e89"/>
    </style:style>
    <style:style style:name="P33" style:family="paragraph" style:parent-style-name="Standard">
      <style:text-properties officeooo:rsid="00091584" officeooo:paragraph-rsid="003b9b3e"/>
    </style:style>
    <style:style style:name="P34" style:family="paragraph" style:parent-style-name="Standard">
      <style:text-properties officeooo:rsid="00091584" officeooo:paragraph-rsid="003c33e7"/>
    </style:style>
    <style:style style:name="P35" style:family="paragraph" style:parent-style-name="Standard">
      <style:text-properties officeooo:rsid="00091584" officeooo:paragraph-rsid="0041d6ea"/>
    </style:style>
    <style:style style:name="P36" style:family="paragraph" style:parent-style-name="Standard">
      <style:text-properties officeooo:rsid="00091584" officeooo:paragraph-rsid="004292f6"/>
    </style:style>
    <style:style style:name="P37" style:family="paragraph" style:parent-style-name="Standard">
      <style:paragraph-properties fo:break-before="page"/>
      <style:text-properties officeooo:rsid="00091584" officeooo:paragraph-rsid="001af8db"/>
    </style:style>
    <style:style style:name="P38" style:family="paragraph" style:parent-style-name="Standard">
      <style:text-properties officeooo:rsid="00091584" officeooo:paragraph-rsid="004292f6"/>
    </style:style>
    <style:style style:name="P39" style:family="paragraph" style:parent-style-name="Standard">
      <style:text-properties officeooo:rsid="00091584" officeooo:paragraph-rsid="0043e367"/>
    </style:style>
    <style:style style:name="P40" style:family="paragraph" style:parent-style-name="Standard">
      <style:text-properties officeooo:rsid="00091584" officeooo:paragraph-rsid="0044ef1e"/>
    </style:style>
    <style:style style:name="P41" style:family="paragraph" style:parent-style-name="Standard">
      <style:text-properties officeooo:rsid="00091584" officeooo:paragraph-rsid="00450c78"/>
    </style:style>
    <style:style style:name="P42" style:family="paragraph" style:parent-style-name="Standard">
      <style:text-properties officeooo:rsid="00091584" officeooo:paragraph-rsid="0045c762"/>
    </style:style>
    <style:style style:name="P43" style:family="paragraph" style:parent-style-name="Standard">
      <style:text-properties officeooo:rsid="00091584" officeooo:paragraph-rsid="00475b10"/>
    </style:style>
    <style:style style:name="T1" style:family="text">
      <style:text-properties officeooo:rsid="001af8db"/>
    </style:style>
    <style:style style:name="T2" style:family="text">
      <style:text-properties officeooo:rsid="002652de"/>
    </style:style>
    <style:style style:name="T3" style:family="text">
      <style:text-properties officeooo:rsid="0027440b"/>
    </style:style>
    <style:style style:name="T4" style:family="text">
      <style:text-properties officeooo:rsid="0034b0b2"/>
    </style:style>
    <style:style style:name="T5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:</text:p>
      <text:p text:style-name="P1"/>
      <text:p text:style-name="P23"><text:a xlink:type="simple" xlink:href="https://medium.com/@skills_ai/django-for-data-scientists-tutorial-1-how-to-serve-a-machine-learning-model-with-django-464483423fd2" text:style-name="Internet_20_link" text:visited-style-name="Visited_20_Internet_20_Link">https://medium.com/@skills_ai/django-for-data-scientists-tutorial-1-how-to-serve-a-machine-learning-model-with-django-464483423fd2</text:a> <text:s/><text:span text:style-name="T1">(visitada el 8 enero)</text:span></text:p>
      <text:p text:style-name="P23"/>
      <text:p text:style-name="P1"><text:a xlink:type="simple" xlink:href="https://www.pythond.com/256/anadir-una-fila-a-pandas-dataframe.html" text:style-name="Internet_20_link" text:visited-style-name="Visited_20_Internet_20_Link">https://www.pythond.com/256/anadir-una-fila-a-pandas-dataframe.html</text:a> <text:s/>(visitada el 10 enero)</text:p>
      <text:p text:style-name="P1"/>
      <text:p text:style-name="P19"><text:a xlink:type="simple" xlink:href="https://riptutorial.com/es/pandas/example/18798/crear-un-dataframe-a-partir-de-una-lista-de-diccionarios" text:style-name="Internet_20_link" text:visited-style-name="Visited_20_Internet_20_Link">https://riptutorial.com/es/pandas/example/18798/crear-un-dataframe-a-partir-de-una-lista-de-diccionarios</text:a> <text:span text:style-name="T1">(visitada el 10 enero)</text:span></text:p>
      <text:p text:style-name="P1"/>
      <text:p text:style-name="P19"><text:a xlink:type="simple" xlink:href="http://fa.bianp.net/blog/2013/different-ways-to-get-memory-consumption-or-lessons-learned-from-memory_profiler/" text:style-name="Internet_20_link" text:visited-style-name="Visited_20_Internet_20_Link">http://fa.bianp.net/blog/2013/different-ways-to-get-memory-consumption-or-lessons-learned-from-memory_profiler/</text:a> <text:span text:style-name="T1">(visitada el 13 enero)</text:span></text:p>
      <text:p text:style-name="P19"/>
      <text:p text:style-name="P21"><text:a xlink:type="simple" xlink:href="https://scikit-learn.org/stable/modules/feature_extraction.html" text:style-name="Internet_20_link" text:visited-style-name="Visited_20_Internet_20_Link">https://scikit-learn.org/stable/modules/feature_extraction.html</text:a> <text:span text:style-name="T1">(visitada el 13 enero)</text:span></text:p>
      <text:p text:style-name="P19"/>
      <text:p text:style-name="P20"><text:a xlink:type="simple" xlink:href="https://towardsdatascience.com/how-we-built-a-content-based-filtering-recommender-system-for-music-with-python-c6c3b1020332" text:style-name="Internet_20_link" text:visited-style-name="Visited_20_Internet_20_Link">https://towardsdatascience.com/how-we-built-a-content-based-filtering-recommender-system-for-music-with-python-c6c3b1020332</text:a> <text:span text:style-name="T1">(visitada el 13 enero)</text:span></text:p>
      <text:p text:style-name="P20"/>
      <text:p text:style-name="P20"><text:a xlink:type="simple" xlink:href="https://www.pythond.com/20726/eliminar-todos-los-espacios-en-blanco-en-una-cadena-en-python.html" text:style-name="Internet_20_link" text:visited-style-name="Visited_20_Internet_20_Link">https://www.pythond.com/20726/eliminar-todos-los-espacios-en-blanco-en-una-cadena-en-python.html</text:a></text:p>
      <text:p text:style-name="P2">(visitada el 14 enero)</text:p>
      <text:p text:style-name="P22"/>
      <text:p text:style-name="P24"><text:a xlink:type="simple" xlink:href="https://scikit-learn.org/stable/auto_examples/cluster/plot_kmeans_digits.html#sphx-glr-auto-examples-cluster-plot-kmeans-digits-py" text:style-name="Internet_20_link" text:visited-style-name="Visited_20_Internet_20_Link">https://scikit-learn.org/stable/auto_examples/cluster/plot_kmeans_digits.html#sphx-glr-auto-examples-cluster-plot-kmeans-digits-py</text:a> <text:s/><text:span text:style-name="T1">(visitada el 15 enero)</text:span></text:p>
      <text:p text:style-name="P19"/>
      <text:p text:style-name="P19"><text:a xlink:type="simple" xlink:href="https://scikit-learn.org/stable/modules/generated/sklearn.cluster.KMeans.html#sklearn.cluster.KMeans" text:style-name="Internet_20_link" text:visited-style-name="Visited_20_Internet_20_Link">https://scikit-learn.org/stable/modules/generated/sklearn.cluster.KMeans.html#sklearn.cluster.KMeans</text:a></text:p>
      <text:p text:style-name="P3">(visitada el 15 enero)</text:p>
      <text:p text:style-name="P25"/>
      <text:p text:style-name="P26"><text:a xlink:type="simple" xlink:href="https://medium.com/@skills_ai/django-for-data-scientists-tutorial-1-how-to-serve-a-machine-learning-model-with-django-464483423fd2" text:style-name="Internet_20_link" text:visited-style-name="Visited_20_Internet_20_Link">https://medium.com/@skills_ai/django-for-data-scientists-tutorial-1-how-to-serve-a-machine-learning-model-with-django-464483423fd2</text:a> <text:span text:style-name="T1">(visitada el 15 enero)</text:span></text:p>
      <text:p text:style-name="P26"/>
      <text:p text:style-name="P26"><text:a xlink:type="simple" xlink:href="https://scikit-learn.org/stable/modules/generated/sklearn.model_selection.GridSearchCV.html" text:style-name="Internet_20_link" text:visited-style-name="Visited_20_Internet_20_Link">https://scikit-learn.org/stable/modules/generated/sklearn.model_selection.GridSearchCV.html</text:a></text:p>
      <text:p text:style-name="P4">(visitada el 15 enero)</text:p>
      <text:p text:style-name="P4"/>
      <text:p text:style-name="P5"><text:a xlink:type="simple" xlink:href="https://stackoverflow.com/questions/18327624/find-elements-index-in-pandas-series" text:style-name="Internet_20_link" text:visited-style-name="Visited_20_Internet_20_Link">https://stackoverflow.com/questions/18327624/find-elements-index-in-pandas-series</text:a> </text:p>
      <text:p text:style-name="P5">(visitada el 15 enero)</text:p>
      <text:p text:style-name="P19"/>
      <text:p text:style-name="P19"><text:a xlink:type="simple" xlink:href="https://chrisalbon.com/python/data_wrangling/pandas_apply_operations_to_groups/" text:style-name="Internet_20_link" text:visited-style-name="Visited_20_Internet_20_Link">https://chrisalbon.com/python/data_wrangling/pandas_apply_operations_to_groups/</text:a></text:p>
      <text:p text:style-name="P6">(visitada el 15 enero)</text:p>
      <text:p text:style-name="P6"/>
      <text:p text:style-name="P7"><text:a xlink:type="simple" xlink:href="https://pandas.pydata.org/pandas-docs/stable/user_guide/groupby.html" text:style-name="Internet_20_link" text:visited-style-name="Visited_20_Internet_20_Link">https://pandas.pydata.org/pandas-docs/stable/user_guide/groupby.html</text:a> <text:s text:c="2"/>(visitada el 15 enero)</text:p>
      <text:p text:style-name="P7"/>
      <text:p text:style-name="P8"><text:a xlink:type="simple" xlink:href="https://scikit-learn.org/stable/modules/generated/sklearn.cluster.KMeans.html#sklearn.cluster.KMeans.predict" text:style-name="Internet_20_link" text:visited-style-name="Visited_20_Internet_20_Link">https://scikit-learn.org/stable/modules/generated/sklearn.cluster.KMeans.html#sklearn.cluster.KMeans.predict</text:a> <text:s/>(visitada el 1<text:span text:style-name="T2">6 </text:span>enero)</text:p>
      <text:p text:style-name="P8"/>
      <text:p text:style-name="P8"><text:a xlink:type="simple" xlink:href="https://towardsdatascience.com/the-5-clustering-algorithms-data-scientists-need-to-know-a36d136ef68" text:style-name="Internet_20_link" text:visited-style-name="Visited_20_Internet_20_Link">https://towardsdatascience.com/the-5-clustering-algorithms-data-scientists-need-to-know-a36d136ef68</text:a></text:p>
      <text:p text:style-name="P9"><text:s/>(visitada el <text:span text:style-name="T3">20 </text:span>enero)</text:p>
      <text:p text:style-name="P9"/>
      <text:p text:style-name="P10"><text:a xlink:type="simple" xlink:href="https://www.wired.co.uk/article/how-do-netflixs-algorithms-work-machine-learning-helps-to-predict-what-viewers-will-like" text:style-name="Internet_20_link" text:visited-style-name="Visited_20_Internet_20_Link">https://www.wired.co.uk/article/how-do-netflixs-algorithms-work-machine-learning-helps-to-predict-what-viewers-will-like</text:a> (visitada el <text:span text:style-name="T3">20 </text:span>enero)</text:p>
      <text:p text:style-name="P11"><text:soft-page-break/><text:a xlink:type="simple" xlink:href="https://scikit-learn.org/stable/modules/mixture.html" text:style-name="Internet_20_link" text:visited-style-name="Visited_20_Internet_20_Link">https://scikit-learn.org/stable/modules/mixture.html</text:a> (visitada el <text:span text:style-name="T3">20 </text:span>enero)</text:p>
      <text:p text:style-name="P11"/>
      <text:p text:style-name="P11"><text:a xlink:type="simple" xlink:href="https://scikit-learn.org/stable/modules/generated/sklearn.cluster.DBSCAN.html" text:style-name="Internet_20_link" text:visited-style-name="Visited_20_Internet_20_Link">https://scikit-learn.org/stable/modules/generated/sklearn.cluster.DBSCAN.html</text:a> (visitada el <text:span text:style-name="T3">20 </text:span>enero)</text:p>
      <text:p text:style-name="P11"/>
      <text:p text:style-name="P12"><text:a xlink:type="simple" xlink:href="https://scikit-learn.org/stable/modules/generated/sklearn.cluster.MeanShift.html" text:style-name="Internet_20_link" text:visited-style-name="Visited_20_Internet_20_Link">https://scikit-learn.org/stable/modules/generated/sklearn.cluster.MeanShift.html</text:a> (visitada el <text:span text:style-name="T3">20 </text:span>enero)</text:p>
      <text:p text:style-name="P12"/>
      <text:p text:style-name="P13"><text:a xlink:type="simple" xlink:href="https://en.wikipedia.org/wiki/DBSCAN" text:style-name="Internet_20_link" text:visited-style-name="Visited_20_Internet_20_Link">https://en.wikipedia.org/wiki/DBSCAN</text:a> <text:s/>(visitada el <text:span text:style-name="T3">20 </text:span>enero)</text:p>
      <text:p text:style-name="P13"/>
      <text:p text:style-name="P14"><text:a xlink:type="simple" xlink:href="https://www.pythond.com/23615/normalizar-datos-en-pandas.html" text:style-name="Internet_20_link" text:visited-style-name="Visited_20_Internet_20_Link">https://www.pythond.com/23615/normalizar-datos-en-pandas.html</text:a> (visitada el <text:span text:style-name="T3">21 </text:span>enero)</text:p>
      <text:p text:style-name="P14"/>
      <text:p text:style-name="P15"><text:a xlink:type="simple" xlink:href="https://scikit-learn.org/stable/modules/preprocessing.html" text:style-name="Internet_20_link" text:visited-style-name="Visited_20_Internet_20_Link">https://scikit-learn.org/stable/modules/preprocessing.html</text:a> (visitada el <text:span text:style-name="T3">21 </text:span>enero)</text:p>
      <text:p text:style-name="P15"/>
      <text:p text:style-name="P16"><text:a xlink:type="simple" xlink:href="https://scikit-learn.org/stable/modules/generated/sklearn.preprocessing.normalize.html#sklearn.preprocessing.normalize" text:style-name="Internet_20_link" text:visited-style-name="Visited_20_Internet_20_Link">https://scikit-learn.org/stable/modules/generated/sklearn.preprocessing.normalize.html#sklearn.preprocessing.normalize</text:a> (visitada el <text:span text:style-name="T3">21 </text:span>enero)</text:p>
      <text:p text:style-name="P16"/>
      <text:p text:style-name="P17"><text:a xlink:type="simple" xlink:href="https://empresas.blogthinkbig.com/precauciones-la-hora-de-normalizar/" text:style-name="Internet_20_link" text:visited-style-name="Visited_20_Internet_20_Link">https://empresas.blogthinkbig.com/precauciones-la-hora-de-normalizar/</text:a> <text:s/>(visitada el <text:span text:style-name="T3">21 </text:span>enero)</text:p>
      <text:p text:style-name="P17"/>
      <text:p text:style-name="P18"><text:a xlink:type="simple" xlink:href="http://bioinformaticsinstitute.ru/sites/default/files/preprocessing_unsupervised.pdf" text:style-name="Internet_20_link" text:visited-style-name="Visited_20_Internet_20_Link">http://bioinformaticsinstitute.ru/sites/default/files/preprocessing_unsupervised.pdf</text:a> <text:s/>(visitada el <text:span text:style-name="T3">21 </text:span>enero)</text:p>
      <text:p text:style-name="P19"/>
      <text:p text:style-name="P27"><text:a xlink:type="simple" xlink:href="http://bioinformaticsinstitute.ru/sites/default/files/preprocessing_unsupervised.pdf" text:style-name="Internet_20_link" text:visited-style-name="Visited_20_Internet_20_Link">http://bioinformaticsinstitute.ru/sites/default/files/preprocessing_unsupervised.pdf</text:a> <text:span text:style-name="T4">(visitada el 21 enero)</text:span></text:p>
      <text:p text:style-name="P27"/>
      <text:p text:style-name="P28"><text:a xlink:type="simple" xlink:href="https://lear.inrialpes.fr/~verbeek/papers/verbeek03neco.pdf" text:style-name="Internet_20_link" text:visited-style-name="Visited_20_Internet_20_Link">https://lear.inrialpes.fr/~verbeek/papers/verbeek03neco.pdf</text:a> <text:span text:style-name="T4">(visitada el 21 enero)</text:span></text:p>
      <text:p text:style-name="P28"/>
      <text:p text:style-name="P29"><text:a xlink:type="simple" xlink:href="https://stackoverflow.com/questions/1801668/convert-a-python-list-with-strings-all-to-lowercase-or-uppercase" text:style-name="Internet_20_link" text:visited-style-name="Visited_20_Internet_20_Link">https://stackoverflow.com/questions/1801668/convert-a-python-list-with-strings-all-to-lowercase-or-uppercase</text:a> <text:span text:style-name="T4">(visitada el 21 enero)</text:span></text:p>
      <text:p text:style-name="P29"/>
      <text:p text:style-name="P30"><text:a xlink:type="simple" xlink:href="http://lineadecodigo.com/python/numeros-aleatorios-python/" text:style-name="Internet_20_link" text:visited-style-name="Visited_20_Internet_20_Link">http://lineadecodigo.com/python/numeros-aleatorios-python/</text:a> <text:s/><text:span text:style-name="T4">(visitada el 21 enero)</text:span></text:p>
      <text:p text:style-name="P30"/>
      <text:p text:style-name="P31"><text:a xlink:type="simple" xlink:href="https://uniwebsidad.com/libros/algoritmos-python/capitulo-7/listas" text:style-name="Internet_20_link" text:visited-style-name="Visited_20_Internet_20_Link">https://uniwebsidad.com/libros/algoritmos-python/capitulo-7/listas</text:a> <text:span text:style-name="T4">(visitada el 23 enero)</text:span></text:p>
      <text:p text:style-name="P31"/>
      <text:p text:style-name="P32"><text:a xlink:type="simple" xlink:href="https://www.geeksforgeeks.org/python-ways-to-concatenate-two-lists/" text:style-name="Internet_20_link" text:visited-style-name="Visited_20_Internet_20_Link">https://www.geeksforgeeks.org/python-ways-to-concatenate-two-lists/</text:a> <text:s/><text:span text:style-name="T4">(visitada el 23 enero)</text:span></text:p>
      <text:p text:style-name="P32"/>
      <text:p text:style-name="P33"><text:a xlink:type="simple" xlink:href="https://gist.github.com/Fhernd/d65459c2fd30455d56b9944c26a7386f" text:style-name="Internet_20_link" text:visited-style-name="Visited_20_Internet_20_Link">https://gist.github.com/Fhernd/d65459c2fd30455d56b9944c26a7386f</text:a> <text:span text:style-name="T4">(visitada el 24 enero)</text:span></text:p>
      <text:p text:style-name="P34"><text:a xlink:type="simple" xlink:href="https://www.analyticslane.com/2018/06/15/guardar-y-leer-archivos-csv-con-python/" text:style-name="Internet_20_link" text:visited-style-name="Visited_20_Internet_20_Link"/></text:p>
      <text:p text:style-name="P34"><text:a xlink:type="simple" xlink:href="https://www.analyticslane.com/2018/06/15/guardar-y-leer-archivos-csv-con-python/" text:style-name="Internet_20_link" text:visited-style-name="Visited_20_Internet_20_Link"><text:span text:style-name="T5">https://www.analyticslane.com/2018/06/15/guardar-y-leer-archivos-csv-con-python/</text:span></text:a> <text:s/><text:span text:style-name="T4">(visitada el 24 enero)</text:span></text:p>
      <text:p text:style-name="P34"/>
      <text:p text:style-name="P35"><text:a xlink:type="simple" xlink:href="https://docs.djangoproject.com/en/3.0/topics/db/aggregation/" text:style-name="Internet_20_link" text:visited-style-name="Visited_20_Internet_20_Link">https://docs.djangoproject.com/en/3.0/topics/db/aggregation/</text:a> <text:s/><text:span text:style-name="T4">(visitada el 28 enero)</text:span></text:p>
      <text:p text:style-name="P35"/>
      <text:p text:style-name="P36"><text:a xlink:type="simple" xlink:href="https://docs.python.org/3/library/enum.html" text:style-name="Internet_20_link" text:visited-style-name="Visited_20_Internet_20_Link">https://docs.python.org/3/library/enum.html</text:a> <text:s/><text:span text:style-name="T4">(visitada el 28 enero)</text:span></text:p>
      <text:p text:style-name="P36"/>
      <text:p text:style-name="P39"><text:a xlink:type="simple" xlink:href="https://pythonprogramminglanguage.com/bag-of-words/" text:style-name="Internet_20_link" text:visited-style-name="Visited_20_Internet_20_Link">https://pythonprogramminglanguage.com/bag-of-words/</text:a> <text:s/><text:span text:style-name="T4">(visitada el 30 enero)</text:span></text:p>
      <text:p text:style-name="P39"/>
      <text:p text:style-name="P40"><text:a xlink:type="simple" xlink:href="https://chrisalbon.com/machine_learning/preprocessing_text/bag_of_words/" text:style-name="Internet_20_link" text:visited-style-name="Visited_20_Internet_20_Link">https://chrisalbon.com/machine_learning/preprocessing_text/bag_of_words/</text:a> <text:s/><text:span text:style-name="T4">(visitada el 31 enero)</text:span></text:p>
      <text:p text:style-name="P40"/>
      <text:p text:style-name="P41"><text:a xlink:type="simple" xlink:href="https://scikit-learn.org/stable/modules/classes.html#module-sklearn.metrics" text:style-name="Internet_20_link" text:visited-style-name="Visited_20_Internet_20_Link">https://scikit-learn.org/stable/modules/classes.html#module-sklearn.metrics</text:a> <text:s/><text:span text:style-name="T4">(visitada el 3 febrero)</text:span></text:p>
      <text:p text:style-name="P36"/>
      <text:p text:style-name="P36"/>
      <text:p text:style-name="P42"><text:soft-page-break/><text:a xlink:type="simple" xlink:href="https://scikit-learn.org/stable/modules/clustering.html#homogeneity-completeness" text:style-name="Internet_20_link" text:visited-style-name="Visited_20_Internet_20_Link">https://scikit-learn.org/stable/modules/clustering.html#homogeneity-completeness</text:a> <text:s/><text:span text:style-name="T4">(visitada el 3 febrero)</text:span></text:p>
      <text:p text:style-name="P42"/>
      <text:p text:style-name="P43"><text:a xlink:type="simple" xlink:href="https://towardsdatascience.com/clustering-evaluation-strategies-98a4006fcfc" text:style-name="Internet_20_link" text:visited-style-name="Visited_20_Internet_20_Link">https://towardsdatascience.com/clustering-evaluation-strategies-98a4006fcfc</text:a> <text:s/><text:span text:style-name="T4">(visitada el 3 febrero)</text:span></text:p>
      <text:p text:style-name="P36"/>
      <text:p text:style-name="P37"/>
      <text:p text:style-name="P37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4:12:31.589671644</meta:creation-date>
    <dc:date>2020-02-03T13:14:09.432800755</dc:date>
    <meta:editing-duration>P16DT14H27M46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5" meta:paragraph-count="48" meta:word-count="206" meta:character-count="4349" meta:non-whitespace-character-count="4170"/>
  </office:meta>
</office:document-meta>
</file>